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3_06-44-33_000.jpg</text:p>
          </table:table-cell>
          <table:table-cell table:style-name="ce2" office:value-type="string">
            <text:p>:m other / 温度　ベランダ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1-13_06-44-06_000.jpg</text:p>
          </table:table-cell>
          <table:table-cell table:style-name="ce2" office:value-type="string">
            <text:p>:m :PHOTO 起きた時刻 / 2017011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1-13_02-36-06_006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1-13_02-36-06_004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1-13_02-36-06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1-13_02-36-06_002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13_02-36-06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13_02-36-0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1-12_20-57-46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1-12_18-55-45_000.jpg</text:p>
          </table:table-cell>
          <table:table-cell office:value-type="string">
            <text:p>:m 1*1 prog / 4*4#1 / Sound programming / log / <text:s/>N+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1-12_18-21-34_000.jpg</text:p>
          </table:table-cell>
          <table:table-cell office:value-type="string">
            <text:p>:m music / log / kb / done / N+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12_17-24-59_000.jpg</text:p>
          </table:table-cell>
          <table:table-cell office:value-type="string">
            <text:p>:m other / Cake_IFM11 / steps / OpenOffice を使って、memo を入力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12_15-20-21_000.jpg</text:p>
          </table:table-cell>
          <table:table-cell office:value-type="string">
            <text:p>:m other / ボイスメモ / steps / プレイリストへ移す　m4a-to-mp3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1-12_14-55-25_000.jpg</text:p>
          </table:table-cell>
          <table:table-cell office:value-type="string">
            <text:p>:m 1-2*2 other / コレポン / to.ハローワーク　溝の口　＠溝の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7-01-12_14-54-56_000.jpg</text:p>
          </table:table-cell>
          <table:table-cell office:value-type="string">
            <text:p>:m :i 1*1 / art animation / 本体と影、別々の動き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1-12_13-57-33_000.jpg</text:p>
          </table:table-cell>
          <table:table-cell office:value-type="string">
            <text:p>:N prog / :N F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1-12_09-58-00_000.jpg</text:p>
          </table:table-cell>
          <table:table-cell table:style-name="ce2" office:value-type="string">
            <text:p>:PHOTO 面白いもの / @中目黒駅、近く / 店舗　名前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1-12_09-51-02_000.jpg</text:p>
          </table:table-cell>
          <table:table-cell table:style-name="ce2" office:value-type="string">
            <text:p>:PHOTO 面白いもの / @中目黒駅、近く　路上 / 自転車　面白い形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1-12_09-51-00_000.jpg</text:p>
          </table:table-cell>
          <table:table-cell table:style-name="ce2" office:value-type="string">
            <text:p>:PHOTO 面白いもの / @中目黒駅、近く　路上 / 自転車　面白い形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1-12_09-50-54_000.jpg</text:p>
          </table:table-cell>
          <table:table-cell table:style-name="ce2" office:value-type="string">
            <text:p>:PHOTO 面白いもの / @中目黒駅、近く　路上 / 自転車　面白い形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2017/01/13</text:date>, <text:time>08:5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08:58:02.31</dc:date>
    <dc:creator>岩淵 謙</dc:creator>
    <meta:generator>OpenOffice/4.1.3$Win32 OpenOffice.org_project/413m1$Build-9783</meta:generator>
    <meta:editing-duration>PT26M46S</meta:editing-duration>
    <meta:editing-cycles>14</meta:editing-cycles>
    <meta:document-statistic meta:table-count="1" meta:cell-count="63" meta:object-count="0"/>
  </office:meta>
</office:document-meta>
</file>